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ToolContext.get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iewToolContext.addToolboxesUnderKey( String toolbox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iewToolContext.getVelocit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Context.getToolbo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ToolContext.setToolbox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Context.getServletApi(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iewToolContext.getAttribute(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iewToolContext.putTool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ewToolContex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Contex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Contex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Context.ViewToolContext( VelocityEngine velocity , HttpServletRequest request , HttpServletResponse response , ServletContext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ToolContext.getVelocity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